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string" calcext:value-type="string">
            <text:p>Gimmie Back My Bullets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 office:value-type="float" office:value="26594" calcext:value-type="float">
            <text:p>26594</text:p>
          </table:table-cell>
          <table:table-cell table:formula="of:=[.C104] - [.C103]" office:value-type="float" office:value="1140" calcext:value-type="float">
            <text:p>114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4]-[.E103]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formula="of:=[.H103]+[.G104]" office:value-type="float" office:value="30339" calcext:value-type="float">
            <text:p>30339</text:p>
          </table:table-cell>
          <table:table-cell office:value-type="float" office:value="5" calcext:value-type="float">
            <text:p>5</text:p>
          </table:table-cell>
          <table:table-cell table:formula="of:=[.I104]-[.I103]" office:value-type="float" office:value="-15" calcext:value-type="float">
            <text:p>-15</text:p>
          </table:table-cell>
          <table:table-cell office:value-type="string" calcext:value-type="string">
            <text:p>The Prison Of Mirrors by Xasth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 office:value-type="float" office:value="29995" calcext:value-type="float">
            <text:p>29995</text:p>
          </table:table-cell>
          <table:table-cell table:formula="of:=[.C105] - [.C104]" office:value-type="float" office:value="3401" calcext:value-type="float">
            <text:p>340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5]-[.E104]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formula="of:=[.H104]+[.G105]" office:value-type="float" office:value="31151" calcext:value-type="float">
            <text:p>31151</text:p>
          </table:table-cell>
          <table:table-cell office:value-type="float" office:value="35" calcext:value-type="float">
            <text:p>35</text:p>
          </table:table-cell>
          <table:table-cell table:formula="of:=[.I105]-[.I104]" office:value-type="float" office:value="30" calcext:value-type="float">
            <text:p>30</text:p>
          </table:table-cell>
          <table:table-cell office:value-type="string" calcext:value-type="string">
            <text:p>Haunter Of The Dark by Coug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 office:value-type="float" office:value="38293" calcext:value-type="float">
            <text:p>38293</text:p>
          </table:table-cell>
          <table:table-cell table:formula="of:=[.C106] - [.C105]" office:value-type="float" office:value="8298" calcext:value-type="float">
            <text:p>8298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6]-[.E105]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formula="of:=[.H105]+[.G106]" office:value-type="float" office:value="31873" calcext:value-type="float">
            <text:p>31873</text:p>
          </table:table-cell>
          <table:table-cell office:value-type="float" office:value="25" calcext:value-type="float">
            <text:p>25</text:p>
          </table:table-cell>
          <table:table-cell table:formula="of:=[.I106]-[.I105]" office:value-type="float" office:value="-10" calcext:value-type="float">
            <text:p>-10</text:p>
          </table:table-cell>
          <table:table-cell office:value-type="string" calcext:value-type="string">
            <text:p>Emptiness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-38293" calcext:value-type="float">
            <text:p>-38293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7]-[.E106]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formula="of:=[.H106]+[.G107]" office:value-type="float" office:value="32761" calcext:value-type="float">
            <text:p>32761</text:p>
          </table:table-cell>
          <table:table-cell/>
          <table:table-cell table:formula="of:=[.I107]-[.I106]" office:value-type="float" office:value="-25" calcext:value-type="float">
            <text:p>-25</text:p>
          </table:table-cell>
          <table:table-cell office:value-type="string" calcext:value-type="string">
            <text:p>Diablerie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32761" calcext:value-type="float">
            <text:p>32761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-14928" calcext:value-type="float">
            <text:p>-14928</text:p>
          </table:table-cell>
          <table:table-cell/>
          <table:table-cell table:formula="of:=[.H108]+[.G109]" office:value-type="float" office:value="32761" calcext:value-type="float">
            <text:p>32761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12T04:48:36.932271334</dc:date>
    <meta:editing-cycles>131</meta:editing-cycles>
    <meta:editing-duration>P29DT19H14M14S</meta:editing-duration>
    <meta:generator>LibreOffice/6.0.3.2$Linux_X86_64 LibreOffice_project/00m0$Build-2</meta:generator>
    <meta:document-statistic meta:table-count="1" meta:cell-count="1058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95">
                <text:p>29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293">
                <text:p>38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8293">
                <text:p>-38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928">
                <text:p>-14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761">
                <text:p>327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